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solid" style:text-underline-width="auto" style:text-underline-color="font-color"/>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Présents :</text:span> M. GABORIT Mathieu, M. COFFIGNAL Alexandre, M. BREHERET Jérôme, Mme. DINSENMEYER Alice, M. DUPONT Samuel, M. PICARD Colas, M. BOURNEUF Lucas, M. LECHAT Thomas, M. MARCHAND Erwan, M. HÉRISSON Stéphane, M. EREAU Baptiste.</text:p>
      <text:p text:style-name="Standard"/>
      <text:p text:style-name="Standard"><text:span text:style-name="T1">Objet :</text:span> Acceptation des statuts. Élection des représentants.</text:p>
      <text:p text:style-name="Standard"/>
      <text:p text:style-name="Standard">Secrétaire de Séance : M. EREAU Baptiste</text:p>
      <text:p text:style-name="Standard"/>
      <text:p text:style-name="Standard">Durant cette Assemblée, personne ne sera considéré comme spectateur.</text:p>
      <text:p text:style-name="Standard">Ouverture de la séance à 18h50.</text:p>
      <text:p text:style-name="Standard"/>
      <text:p text:style-name="P1">Amendements aux statuts :</text:p>
      <text:p text:style-name="Standard">Refonte de l'article 8 : Le paragraphe 2 devient : « Si le bureau le juge nécessaire,[...] »</text:p>
      <text:p text:style-name="Standard">Article 9 : Ajout du point fin du paragraphe 3.</text:p>
      <text:p text:style-name="Standard">Note DIY : enlever « encourager ».</text:p>
      <text:p text:style-name="Standard"/>
      <text:p text:style-name="Standard">19h18 : Proposition de l'acceptation des statuts amendés ci-dessus : 11 votants</text:p>
      <text:p text:style-name="Standard">Abstentions : 0 Contre : 0 Pour : 11 </text:p>
      <text:p text:style-name="Standard">Les statuts sont acceptés à l'unanimité .</text:p>
      <text:p text:style-name="Standard"/>
      <text:p text:style-name="P1">Amendements au règlement intérieur :</text:p>
      <text:p text:style-name="P2">Article 8 : → « Si le matériel est un don, alors celui-ci sera éliminé selon les normes en vigueur [...] »</text:p>
      <text:p text:style-name="Standard">Scission de l'article 8 en deux articles : Sécurité de « L'accès et l'utilisation des ressources... » à « de marquer l'équipement de manière à signaler les risques (pictogrammes normalisés, affiches informatives...) »</text:p>
      <text:p text:style-name="Standard"><text:s/>&amp; Don, Legs, Prêts, et Cession de Biens de « Le don et le prêt de matériaux... » à « L'association ne pourra être tenue pour responsable des problèmes liés à un non-respect des consignes de sécurité ».</text:p>
      <text:p text:style-name="Standard">La dernière phrase de l'article « Don, Legs, Prêt et Cession de Biens » est déplacée à la fin de l'article « Sécurité ».</text:p>
      <text:p text:style-name="Standard">« HS » → « HackerSpace »</text:p>
      <text:p text:style-name="Standard"/>
      <text:p text:style-name="Standard">19h32 : Proposition de l'acceptation du Règlement Intérieur : 11 votants.</text:p>
      <text:p text:style-name="Standard">Abstentions : 0 Contre : 0 Pour : 11</text:p>
      <text:p text:style-name="Standard">Le règlement intérieur est accepté à l'unanimité.</text:p>
      <text:p text:style-name="Standard"/>
      <text:p text:style-name="Standard"><text:span text:style-name="T2">Élection des membres du bureau :</text:span></text:p>
      <text:p text:style-name="Standard">M. GABORIT Mathieu : Abstentions: 1 Contre : 0 Pour : 10</text:p>
      <text:p text:style-name="Standard">M. DUPONT Samuel : Abstentions : 0 Contre:0 Pour : 11</text:p>
      <text:p text:style-name="Standard">M. EREAU Baptiste : Abstentions : 0 Contre:0 Pour : 11</text:p>
      <text:p text:style-name="Standard">M. HÉRISSON Stéphane : Abstentions : 1 Contre:0 Pour : 10</text:p>
      <text:p text:style-name="Standard">M. BREHERET Jérôme :Abstentions : 0 Contre:0 Pour : 11</text:p>
      <text:p text:style-name="Standard">M. BOURNEUF Lucas : Abstentions : 0 <text:s/>Contre : 0 Pour : 11</text:p>
      <text:p text:style-name="Standard">M. LECHAT Thomas : Abstentions : 0 <text:s/>Contre : 0 Pour : 11</text:p>
      <text:p text:style-name="Standard">Mlle DINSENMEYER Alice : Abstentions : 0 <text:s/>Contre : 0 Pour : 11</text:p>
      <text:p text:style-name="Standard"/>
      <text:p text:style-name="Standard"><text:soft-page-break/>Mlle DINSENMEYER Alice ainsi que MM. GABORIT Mathieu, DUPONT Samuel, EREAU Baptiste, HÉRISSON Stéphane, BREHERET Jérôme, BOURNEUF Lucas et LECHAT Thomas sont élus membres du bureau de l'association.</text:p>
      <text:p text:style-name="Standard"/>
      <text:p text:style-name="Standard"/>
      <text:p text:style-name="P1">Vote du montant de la cotisation annuelle :</text:p>
      <text:p text:style-name="Standard">Ajourné et reporté pour une prochaine AGE afin que le bureau puisse établir un budget prévisionnel.</text:p>
      <text:p text:style-name="Standard"/>
      <text:p text:style-name="Standard"/>
      <text:p text:style-name="P1">Réunion du bureau :</text:p>
      <text:p text:style-name="Standard">Élection des représentants du bureau</text:p>
      <text:p text:style-name="Standard">Votants : 8</text:p>
      <text:p text:style-name="Standard">Président : M.GABORIT Mathieu <text:s/>Abstentions:1 Contre:0 Pour:7</text:p>
      <text:p text:style-name="Standard">Vice-Président :BOURNEUF Lucas : Abstentions:0 Contre:0 Pour:8</text:p>
      <text:p text:style-name="Standard">Vice-Président : LECHAT Thomas : Abstentions:0 Contre : 0 Pour:8</text:p>
      <text:p text:style-name="Standard"/>
      <text:p text:style-name="Standard">Trésorier : M.EREAU Baptiste : Abstentions : 0 Contre : 0 Pour : 8</text:p>
      <text:p text:style-name="Standard">Vice-Trésorier : M.DUPONT Samuel : Abstentions : 0 Contre : 0 Pour : 8</text:p>
      <text:p text:style-name="Standard"/>
      <text:p text:style-name="Standard">Secrétaire :BREHERET Jérôme : Abstentions : 0 Contre : 0 Pour : 8</text:p>
      <text:p text:style-name="Standard"/>
      <text:p text:style-name="Standard"/>
      <text:p text:style-name="Standard">Fin de la séance : 20h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page-layout>
  </office:automatic-styles>
  <office:master-styles>
    <style:master-page style:name="Standard" style:page-layout-name="Mpm1">
      <style:header>
        <text:p text:style-name="Header"><text:tab/><text:tab/>13/11/2012</text:p>
        <text:p text:style-name="Header"><text:tab/>PROCES VERBAL DE L'ASSEMBLÉE GÉNÉRALE CONSTITUTIVE </text:p>
        <text:p text:style-name="Header"><text:tab/>DU HACKERSPACE DE L'UNIVERSITÉ DU MAINE (HAU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3T18:38:01.35</meta:creation-date>
    <dc:date>2012-11-15T09:47:36.57</dc:date>
    <meta:editing-duration>PT1H35M40S</meta:editing-duration>
    <meta:editing-cycles>19</meta:editing-cycles>
    <meta:generator>LibreOffice/3.5$Windows_x86 LibreOffice_project/235ab8a-3802056-4a8fed3-2d66ea8-e241b80</meta:generator>
    <meta:document-statistic meta:table-count="0" meta:image-count="0" meta:object-count="0" meta:page-count="2" meta:paragraph-count="46" meta:word-count="537" meta:character-count="3056" meta:non-whitespace-character-count="2554"/>
  </office:meta>
</office:document-meta>
</file>